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1.192cm" style:rel-column-width="43148*"/>
    </style:style>
    <style:style style:name="Tabla1.B" style:family="table-column">
      <style:table-column-properties style:column-width="5.807cm" style:rel-column-width="22387*"/>
    </style:style>
    <style:style style:name="Tabla1.1" style:family="table-row">
      <style:table-row-properties style:min-row-height="5.953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196]</text:p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[197]:</text:p>
            <text:list xml:id="list953953946783041117" text:style-name="L1">
              <text:list-item>
                <text:p text:style-name="P4">[237]</text:p>
              </text:list-item>
              <text:list-item>
                <text:p text:style-name="P4">[238]</text:p>
              </text:list-item>
              <text:list-item>
                <text:p text:style-name="P4">[239]</text:p>
              </text:list-item>
              <text:list-item>
                <text:p text:style-name="P4">[240]</text:p>
              </text:list-item>
            </text:list>
          </table:table-cell>
          <table:table-cell table:style-name="Tabla1.A1" office:value-type="string">
            <text:p text:style-name="P2"><draw:frame draw:style-name="fr1" draw:name="gráficos1" text:anchor-type="paragraph" svg:x="0cm" svg:y="0.12cm" svg:width="5.613cm" svg:height="5.613cm" draw:z-index="0"><draw:image xlink:href="../../../imagen.png" xlink:type="simple" xlink:show="embed" xlink:actuate="onLoad"/></draw:frame>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17S</meta:editing-duration>
    <meta:editing-cycles>13</meta:editing-cycles>
    <meta:generator>OpenOffice/4.1.6$Win32 OpenOffice.org_project/416m1$Build-9790</meta:generator>
    <dc:date>2019-02-11T19:43:04.71</dc:date>
    <meta:document-statistic meta:table-count="1" meta:image-count="1" meta:object-count="0" meta:page-count="1" meta:paragraph-count="6" meta:word-count="10" meta:character-count="35"/>
    <meta:user-defined meta:name="Info 1"/>
    <meta:user-defined meta:name="Info 2"/>
    <meta:user-defined meta:name="Info 3"/>
    <meta:user-defined meta:name="Info 4"/>
  </office:meta>
</office:document-meta>
</file>